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400000035CD877AA3717BDA48D.png" manifest:media-type="image/png"/>
  <manifest:file-entry manifest:full-path="Pictures/10000201000006400000035CBFA84FC3FFA6AA5F.png" manifest:media-type="image/png"/>
  <manifest:file-entry manifest:full-path="Pictures/10000201000006400000035C344AEFFC8121EAFA.png" manifest:media-type="image/png"/>
  <manifest:file-entry manifest:full-path="Pictures/10000201000006400000035C87CB2AF1C8A7A71D.png" manifest:media-type="image/png"/>
  <manifest:file-entry manifest:full-path="Pictures/100002010000034A000003162C710F728CBD4F0A.png" manifest:media-type="image/png"/>
  <manifest:file-entry manifest:full-path="Pictures/10000201000001A4000003162EE51BBA8405862A.png" manifest:media-type="image/png"/>
  <manifest:file-entry manifest:full-path="Pictures/10000000000003E80000029BA076B8A6660EDC5E.jpg" manifest:media-type="image/jpeg"/>
  <manifest:file-entry manifest:full-path="Pictures/10000201000004F200000309A446D8F1BC3D0469.png" manifest:media-type="image/png"/>
  <manifest:file-entry manifest:full-path="Pictures/10000000000003E80000026EC055FA48BD64AC08.jpg" manifest:media-type="image/jpeg"/>
  <manifest:file-entry manifest:full-path="Pictures/10000201000004B0000004927FA4DBB78E73F3D5.png" manifest:media-type="image/png"/>
  <manifest:file-entry manifest:full-path="Pictures/10000201000006400000035C99E1F7ABEBDE2136.png" manifest:media-type="image/png"/>
  <manifest:file-entry manifest:full-path="Pictures/10000201000006400000035CC3256082E85B1539.png" manifest:media-type="image/png"/>
  <manifest:file-entry manifest:full-path="Pictures/100000000000071F0000050CD1ED164BD80F66FE.jpg" manifest:media-type="image/jpeg"/>
  <manifest:file-entry manifest:full-path="Pictures/100002010000047300000316E8E5A06192AE680B.png" manifest:media-type="image/png"/>
  <manifest:file-entry manifest:full-path="Pictures/10000201000005550000034A0A0530E9B65944F0.png" manifest:media-type="image/png"/>
  <manifest:file-entry manifest:full-path="Pictures/10000201000006400000035CE03B93939829EC1B.png" manifest:media-type="image/png"/>
  <manifest:file-entry manifest:full-path="Pictures/10000201000006400000035C10436547BDF2C471.png" manifest:media-type="image/png"/>
  <manifest:file-entry manifest:full-path="Pictures/10000201000006400000035C694F763F98F52325.png" manifest:media-type="image/png"/>
  <manifest:file-entry manifest:full-path="Pictures/10000201000006400000035C5F46789BB448790F.png" manifest:media-type="image/png"/>
  <manifest:file-entry manifest:full-path="Pictures/10000201000006400000035CBF70C5DD6A562EA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3.328cm)" draw:image-opacity="100%" style:mirror="none"/>
    </style:style>
    <style:style style:name="pr1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10.798cm" fo:padding-top="0.339cm" fo:padding-bottom="0.339cm" fo:padding-left="0.339cm" fo:padding-right="0.339cm" fo:wrap-option="wrap"/>
    </style:style>
    <style:style style:name="pr3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pr7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APTION_5f_ONLY-outline1">
      <style:graphic-properties draw:stroke="none" svg:stroke-width="0cm" draw:fill="none" draw:textarea-vertical-align="middle" draw:auto-grow-height="false" draw:fit-to-size="shrink-to-fit" style:shrink-to-fit="true" fo:min-height="10.798cm" fo:padding-top="0.339cm" fo:padding-bottom="0.339cm" fo:padding-left="0.339cm" fo:padding-right="0.339cm" fo:wrap-option="wrap"/>
    </style:style>
    <style:style style:name="pr9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3.181cm" fo:padding-top="0.339cm" fo:padding-bottom="0.339cm" fo:padding-left="0.339cm" fo:padding-right="0.339cm" fo:wrap-option="wrap"/>
    </style:style>
    <style:style style:name="pr16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9%" fo:text-align="center" fo:text-indent="0cm" style:writing-mode="rl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89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0.4000015258789pt" fo:letter-spacing="normal" fo:font-style="normal" style:text-underline-style="none" fo:font-weight="bold" style:font-name-asian="Arial" style:font-size-asian="40.4000015258789pt" style:font-style-asian="normal" style:font-weight-asian="bold" style:font-name-complex="Arial" style:font-size-complex="40.4000015258789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00ff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3cm" text:min-label-width="1.0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ull-Stack Entwickler" draw:style-name="dp1" draw:master-page-name="SECTION_5f_TITLE_5f_AND_5f_DESCRIPTION">
        <draw:frame draw:name="Google Shape;60;p14" presentation:style-name="pr1" draw:text-style-name="P2" draw:layer="layout" svg:width="14.982cm" svg:height="1.852cm" svg:x="0.956cm" svg:y="8.598cm" presentation:class="title" presentation:user-transformed="true">
          <draw:text-box>
            <text:p text:style-name="P1"><text:span text:style-name="T1">Full-Stack Entwickler</text:span></text:p>
          </draw:text-box>
        </draw:frame>
        <draw:frame draw:name="Google Shape;61;p14" presentation:style-name="pr2" draw:text-style-name="P4" xml:id="id1" draw:id="id1" draw:layer="layout" svg:width="14.21cm" svg:height="13.685cm" svg:x="18.294cm" svg:y="2.682cm" presentation:class="outline" presentation:user-transformed="true">
          <draw:text-box>
            <text:list text:style-name="L2">
              <text:list-item>
                <text:p text:style-name="P3"><text:span text:style-name="T2">die Firma</text:span></text:p>
              </text:list-item>
              <text:list-item>
                <text:p text:style-name="P3"><text:span text:style-name="T2">die Website</text:span></text:p>
              </text:list-item>
              <text:list-item>
                <text:p text:style-name="P3"><text:span text:style-name="T2">das Design</text:span></text:p>
              </text:list-item>
              <text:list-item>
                <text:p text:style-name="P3"><text:span text:style-name="T2">die Entwicklung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frame draw:name="Google Shape;57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;p1:notes" draw:style-name="gr1" draw:layer="layout" svg:width="12.7cm" svg:height="9.524cm" svg:x="3.176cm" svg:y="1.905cm" draw:page-number="1" presentation:class="page"/>
        </presentation:notes>
      </draw:page>
      <draw:page draw:name="M &amp; S" draw:style-name="dp1" draw:master-page-name="SECTION_5f_HEADER">
        <draw:frame draw:name="Google Shape;66;p15" presentation:style-name="pr4" draw:text-style-name="P7" draw:layer="layout" svg:width="31.557cm" svg:height="4.232cm" svg:x="1.154cm" svg:y="7.966cm" presentation:class="title" presentation:user-transformed="true">
          <draw:text-box>
            <text:p text:style-name="P6"><text:span text:style-name="T3">M &amp; S</text:span></text:p>
          </draw:text-box>
        </draw:frame>
        <presentation:notes draw:style-name="dp2">
          <draw:frame draw:name="Google Shape;63;p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;p2:notes" draw:style-name="gr1" draw:layer="layout" svg:width="12.7cm" svg:height="9.524cm" svg:x="3.176cm" svg:y="1.905cm" draw:page-number="2" presentation:class="page"/>
        </presentation:notes>
      </draw:page>
      <draw:page draw:name="page3" draw:style-name="dp3" draw:master-page-name="SECTION_5f_TITLE_5f_AND_5f_DESCRIPTION">
        <draw:frame draw:name="Google Shape;71;p16" presentation:style-name="pr6" draw:text-style-name="P9" draw:layer="layout" svg:width="14.982cm" svg:height="4.787cm" svg:x="17.957cm" svg:y="6.966cm" presentation:class="subtitle" presentation:user-transformed="true">
          <draw:text-box>
            <text:p text:style-name="P8"><text:span text:style-name="T4">online</text:span></text:p>
            <text:p text:style-name="P8"><text:span text:style-name="T5">Marketing</text:span></text:p>
          </draw:text-box>
        </draw:frame>
        <draw:frame draw:name="Google Shape;72;p16" draw:style-name="gr2" draw:text-style-name="P10" draw:layer="layout" svg:width="16.969cm" svg:height="11.318cm" svg:x="0cm" svg:y="2.194cm">
          <draw:image xlink:href="Pictures/10000000000003E80000029BA076B8A6660EDC5E.jpg" xlink:type="simple" xlink:show="embed" xlink:actuate="onLoad">
            <text:p/>
          </draw:image>
        </draw:frame>
        <draw:custom-shape draw:name="Google Shape;73;p16" draw:style-name="gr3" draw:text-style-name="P12" draw:layer="layout" svg:width="10.959cm" svg:height="1.269cm" svg:x="0cm" svg:y="18.153cm">
          <text:p text:style-name="P11"><text:span text:style-name="T6">https://neilpatel.com/de/blog/conversion-mit-webseiten-design-verbessern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10559b25266_3_2:notes" draw:style-name="gr1" draw:layer="layout" svg:width="12.7cm" svg:height="9.524cm" svg:x="3.176cm" svg:y="1.905cm" draw:page-number="3" presentation:class="page"/>
          <draw:frame draw:name="Google Shape;69;g10559b25266_3_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APTION_5f_ONLY">
        <draw:frame draw:name="Google Shape;78;p17" presentation:style-name="pr8" draw:text-style-name="P4" draw:layer="layout" svg:width="10.527cm" svg:height="0.996cm" svg:x="23.34cm" svg:y="18.053cm" presentation:class="outline" presentation:user-transformed="true">
          <draw:text-box>
            <text:p text:style-name="P11"><text:span text:style-name="T7">https://blog.task4work.com/steps-perfect-field-service-management/ </text:span></text:p>
          </draw:text-box>
        </draw:frame>
        <draw:frame draw:name="Google Shape;79;p17" draw:style-name="gr2" draw:text-style-name="P10" draw:layer="layout" svg:width="23.829cm" svg:height="14.821cm" svg:x="5.018cm" svg:y="2.114cm">
          <draw:image xlink:href="Pictures/10000000000003E80000026EC055FA48BD64AC08.jpg" xlink:type="simple" xlink:show="embed" xlink:actuate="onLoad">
            <text:p/>
          </draw:image>
        </draw:frame>
        <presentation:notes draw:style-name="dp2">
          <draw:page-thumbnail draw:name="Google Shape;75;g10559b25266_1_2:notes" draw:style-name="gr1" draw:layer="layout" svg:width="12.7cm" svg:height="9.524cm" svg:x="3.176cm" svg:y="1.905cm" draw:page-number="4" presentation:class="page"/>
          <draw:frame draw:name="Google Shape;76;g10559b25266_1_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84;p18" draw:style-name="gr4" draw:text-style-name="P13" draw:layer="layout" svg:width="5.618cm" svg:height="7.722cm" svg:x="13.266cm" svg:y="4.983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8" draw:style-name="gr2" draw:text-style-name="P10" draw:layer="layout" svg:width="28.421cm" svg:height="17.443cm" svg:x="1.865cm" svg:y="0.334cm">
          <draw:image xlink:href="Pictures/10000201000004F200000309A446D8F1BC3D0469.png" xlink:type="simple" xlink:show="embed" xlink:actuate="onLoad">
            <text:p/>
          </draw:image>
        </draw:frame>
        <draw:custom-shape draw:name="Google Shape;86;p18" draw:style-name="gr3" draw:text-style-name="P12" draw:layer="layout" svg:width="22.531cm" svg:height="1.313cm" svg:x="4.81cm" svg:y="17.777cm">
          <text:p text:style-name="P8"><text:span text:style-name="T8">https://msgmbh.github.io/loq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10559b25266_3_13:notes" draw:style-name="gr1" draw:layer="layout" svg:width="12.7cm" svg:height="9.524cm" svg:x="3.176cm" svg:y="1.905cm" draw:page-number="5" presentation:class="page"/>
          <draw:frame draw:name="Google Shape;82;g10559b25266_3_1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91;p19" draw:style-name="gr5" draw:text-style-name="P10" draw:layer="layout" svg:width="19.45cm" svg:height="19.049cm" svg:x="14.416cm" svg:y="0cm">
          <draw:image xlink:href="Pictures/100000000000071F0000050CD1ED164BD80F66FE.jpg" xlink:type="simple" xlink:show="embed" xlink:actuate="onLoad">
            <text:p/>
          </draw:image>
        </draw:frame>
        <draw:custom-shape draw:name="Google Shape;92;p19" draw:style-name="gr4" draw:text-style-name="P13" draw:layer="layout" svg:width="5.618cm" svg:height="7.722cm" svg:x="13.266cm" svg:y="4.983cm"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9" draw:style-name="gr3" draw:text-style-name="P12" draw:layer="layout" svg:width="8.015cm" svg:height="0.89cm" svg:x="0cm" svg:y="18.153cm">
          <text:p text:style-name="P11"><text:span text:style-name="T6">https://www.seekpng.com/ima/u2w7t4t4r5w7i1e6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9" draw:style-name="gr2" draw:text-style-name="P10" draw:layer="layout" svg:width="6.051cm" svg:height="5.9cm" svg:x="5.672cm" svg:y="6.804cm">
          <draw:image xlink:href="Pictures/10000201000004B0000004927FA4DBB78E73F3D5.png" xlink:type="simple" xlink:show="embed" xlink:actuate="onLoad">
            <text:p/>
          </draw:image>
        </draw:frame>
        <presentation:notes draw:style-name="dp2">
          <draw:page-thumbnail draw:name="Google Shape;88;g1362351309d_0_0:notes" draw:style-name="gr1" draw:layer="layout" svg:width="12.7cm" svg:height="9.524cm" svg:x="3.176cm" svg:y="1.905cm" draw:page-number="6" presentation:class="page"/>
          <draw:frame draw:name="Google Shape;89;g1362351309d_0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draw:frame draw:name="Google Shape;99;p20" draw:style-name="gr2" draw:text-style-name="P10" draw:layer="layout" svg:width="33.019cm" svg:height="17.747cm" svg:x="0.423cm" svg:y="0.651cm">
          <draw:image xlink:href="Pictures/10000201000006400000035C5F46789BB448790F.png" xlink:type="simple" xlink:show="embed" xlink:actuate="onLoad">
            <text:p/>
          </draw:image>
        </draw:frame>
        <presentation:notes draw:style-name="dp2">
          <draw:page-thumbnail draw:name="Google Shape;96;g1055bac6df1_2_9:notes" draw:style-name="gr1" draw:layer="layout" svg:width="12.7cm" svg:height="9.524cm" svg:x="3.176cm" svg:y="1.905cm" draw:page-number="7" presentation:class="page"/>
          <draw:frame draw:name="Google Shape;97;g1055bac6df1_2_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draw:custom-shape draw:name="Google Shape;104;p21" draw:style-name="gr3" draw:text-style-name="P12" draw:layer="layout" svg:width="17.289cm" svg:height="1.101cm" svg:x="8.288cm" svg:y="17.368cm">
          <text:p text:style-name="P8"><text:span text:style-name="T9">https://xd.adobe.com/view/b5897f28-a630-4daf-93e0-9e618d6fa49f-e0da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21" draw:style-name="gr2" draw:text-style-name="P10" draw:layer="layout" svg:width="30.736cm" svg:height="16.52cm" svg:x="1.565cm" svg:y="0.658cm">
          <draw:image xlink:href="Pictures/10000201000006400000035CE03B93939829EC1B.png" xlink:type="simple" xlink:show="embed" xlink:actuate="onLoad">
            <text:p/>
          </draw:image>
        </draw:frame>
        <presentation:notes draw:style-name="dp2">
          <draw:page-thumbnail draw:name="Google Shape;101;g1362351309d_1_1:notes" draw:style-name="gr1" draw:layer="layout" svg:width="12.7cm" svg:height="9.524cm" svg:x="3.176cm" svg:y="1.905cm" draw:page-number="8" presentation:class="page"/>
          <draw:frame draw:name="Google Shape;102;g1362351309d_1_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draw:custom-shape draw:name="Google Shape;110;p22" draw:style-name="gr3" draw:text-style-name="P12" draw:layer="layout" svg:width="17.289cm" svg:height="1.101cm" svg:x="8.288cm" svg:y="17.368cm">
          <text:p text:style-name="P8"><text:span text:style-name="T9">https://xd.adobe.com/view/b5897f28-a630-4daf-93e0-9e618d6fa49f-e0da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2" draw:style-name="gr2" draw:text-style-name="P10" draw:layer="layout" svg:width="27.672cm" svg:height="17.069cm" svg:x="3.097cm" svg:y="0.298cm">
          <draw:image xlink:href="Pictures/10000201000005550000034A0A0530E9B65944F0.png" xlink:type="simple" xlink:show="embed" xlink:actuate="onLoad">
            <text:p/>
          </draw:image>
        </draw:frame>
        <presentation:notes draw:style-name="dp2">
          <draw:page-thumbnail draw:name="Google Shape;107;g1362351309d_1_9:notes" draw:style-name="gr1" draw:layer="layout" svg:width="12.7cm" svg:height="9.524cm" svg:x="3.176cm" svg:y="1.905cm" draw:page-number="9" presentation:class="page"/>
          <draw:frame draw:name="Google Shape;108;g1362351309d_1_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ginnend mit der Entwicklung&#10;&lt;/&gt;" draw:style-name="dp3" draw:master-page-name="SECTION_5f_HEADER">
        <draw:frame draw:name="Google Shape;116;p23" presentation:style-name="pr15" draw:text-style-name="P7" draw:layer="layout" svg:width="31.557cm" svg:height="4.977cm" svg:x="1.154cm" svg:y="7.966cm" presentation:class="title" presentation:user-transformed="true">
          <draw:text-box>
            <text:p text:style-name="P8"><text:span text:style-name="T10">Beginnend mit der Entwicklung</text:span><text:span text:style-name="T10"><text:line-break/></text:span><text:span text:style-name="T11">&lt;</text:span><text:span text:style-name="T12">/</text:span><text:span text:style-name="T11">&gt;</text:span></text:p>
          </draw:text-box>
        </draw:frame>
        <presentation:notes draw:style-name="dp2">
          <draw:page-thumbnail draw:name="Google Shape;113;g10559b25266_4_75:notes" draw:style-name="gr1" draw:layer="layout" svg:width="12.7cm" svg:height="9.524cm" svg:x="3.176cm" svg:y="1.905cm" draw:page-number="10" presentation:class="page"/>
          <draw:frame draw:name="Google Shape;114;g10559b25266_4_7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ECTION_5f_HEADER">
        <draw:frame draw:name="Google Shape;121;p24" draw:style-name="gr2" draw:text-style-name="P10" draw:layer="layout" svg:width="33.019cm" svg:height="17.747cm" svg:x="0.423cm" svg:y="0.651cm">
          <draw:image xlink:href="Pictures/10000201000006400000035C10436547BDF2C471.png" xlink:type="simple" xlink:show="embed" xlink:actuate="onLoad">
            <text:p/>
          </draw:image>
        </draw:frame>
        <presentation:notes draw:style-name="dp2">
          <draw:page-thumbnail draw:name="Google Shape;118;g1362351309d_1_15:notes" draw:style-name="gr1" draw:layer="layout" svg:width="12.7cm" svg:height="9.524cm" svg:x="3.176cm" svg:y="1.905cm" draw:page-number="11" presentation:class="page"/>
          <draw:frame draw:name="Google Shape;119;g1362351309d_1_1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HEADER">
        <draw:frame draw:name="Google Shape;126;p25" draw:style-name="gr2" draw:text-style-name="P10" draw:layer="layout" svg:width="33.019cm" svg:height="17.747cm" svg:x="0.423cm" svg:y="0.423cm">
          <draw:image xlink:href="Pictures/10000201000006400000035CBF70C5DD6A562EA8.png" xlink:type="simple" xlink:show="embed" xlink:actuate="onLoad">
            <text:p/>
          </draw:image>
        </draw:frame>
        <presentation:notes draw:style-name="dp2">
          <draw:page-thumbnail draw:name="Google Shape;123;g1363c22a638_0_0:notes" draw:style-name="gr1" draw:layer="layout" svg:width="12.7cm" svg:height="9.524cm" svg:x="3.176cm" svg:y="1.905cm" draw:page-number="12" presentation:class="page"/>
          <draw:frame draw:name="Google Shape;124;g1363c22a638_0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ECTION_5f_HEADER">
        <draw:frame draw:name="Google Shape;131;p26" draw:style-name="gr2" draw:text-style-name="P10" draw:layer="layout" svg:width="33.019cm" svg:height="17.747cm" svg:x="0.423cm" svg:y="0.423cm">
          <draw:image xlink:href="Pictures/10000201000006400000035C694F763F98F52325.png" xlink:type="simple" xlink:show="embed" xlink:actuate="onLoad">
            <text:p/>
          </draw:image>
        </draw:frame>
        <presentation:notes draw:style-name="dp2">
          <draw:page-thumbnail draw:name="Google Shape;128;g1363c22a638_0_5:notes" draw:style-name="gr1" draw:layer="layout" svg:width="12.7cm" svg:height="9.524cm" svg:x="3.176cm" svg:y="1.905cm" draw:page-number="13" presentation:class="page"/>
          <draw:frame draw:name="Google Shape;129;g1363c22a638_0_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ECTION_5f_HEADER">
        <draw:frame draw:name="Google Shape;136;p27" draw:style-name="gr2" draw:text-style-name="P10" draw:layer="layout" svg:width="33.019cm" svg:height="17.747cm" svg:x="0.423cm" svg:y="0.423cm">
          <draw:image xlink:href="Pictures/10000201000006400000035CC3256082E85B1539.png" xlink:type="simple" xlink:show="embed" xlink:actuate="onLoad">
            <text:p/>
          </draw:image>
        </draw:frame>
        <presentation:notes draw:style-name="dp2">
          <draw:page-thumbnail draw:name="Google Shape;133;g1363c22a638_0_10:notes" draw:style-name="gr1" draw:layer="layout" svg:width="12.7cm" svg:height="9.524cm" svg:x="3.176cm" svg:y="1.905cm" draw:page-number="14" presentation:class="page"/>
          <draw:frame draw:name="Google Shape;134;g1363c22a638_0_1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ECTION_5f_HEADER">
        <draw:frame draw:name="Google Shape;141;p28" draw:style-name="gr2" draw:text-style-name="P10" draw:layer="layout" svg:width="28.421cm" svg:height="17.443cm" svg:x="1.865cm" svg:y="0.803cm">
          <draw:image xlink:href="Pictures/10000201000004F200000309A446D8F1BC3D0469.png" xlink:type="simple" xlink:show="embed" xlink:actuate="onLoad">
            <text:p/>
          </draw:image>
        </draw:frame>
        <presentation:notes draw:style-name="dp2">
          <draw:page-thumbnail draw:name="Google Shape;138;g1363c22a638_0_15:notes" draw:style-name="gr1" draw:layer="layout" svg:width="12.7cm" svg:height="9.524cm" svg:x="3.176cm" svg:y="1.905cm" draw:page-number="15" presentation:class="page"/>
          <draw:frame draw:name="Google Shape;139;g1363c22a638_0_1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ECTION_5f_HEADER">
        <draw:frame draw:name="Google Shape;146;p29" draw:style-name="gr2" draw:text-style-name="P10" draw:layer="layout" svg:width="33.019cm" svg:height="17.747cm" svg:x="0.423cm" svg:y="0.423cm">
          <draw:image xlink:href="Pictures/10000201000006400000035CC3256082E85B1539.png" xlink:type="simple" xlink:show="embed" xlink:actuate="onLoad">
            <text:p/>
          </draw:image>
        </draw:frame>
        <presentation:notes draw:style-name="dp2">
          <draw:page-thumbnail draw:name="Google Shape;143;g1363c22a638_0_20:notes" draw:style-name="gr1" draw:layer="layout" svg:width="12.7cm" svg:height="9.524cm" svg:x="3.176cm" svg:y="1.905cm" draw:page-number="16" presentation:class="page"/>
          <draw:frame draw:name="Google Shape;144;g1363c22a638_0_2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HEADER">
        <draw:frame draw:name="Google Shape;151;p30" draw:style-name="gr2" draw:text-style-name="P10" draw:layer="layout" svg:width="7.751cm" svg:height="14.579cm" svg:x="2.976cm" svg:y="2.568cm">
          <draw:image xlink:href="Pictures/10000201000001A4000003162EE51BBA8405862A.png" xlink:type="simple" xlink:show="embed" xlink:actuate="onLoad">
            <text:p/>
          </draw:image>
        </draw:frame>
        <draw:frame draw:name="Google Shape;152;p30" draw:style-name="gr2" draw:text-style-name="P10" draw:layer="layout" svg:width="15.825cm" svg:height="14.848cm" svg:x="14.759cm" svg:y="2.433cm">
          <draw:image xlink:href="Pictures/100002010000034A000003162C710F728CBD4F0A.png" xlink:type="simple" xlink:show="embed" xlink:actuate="onLoad">
            <text:p/>
          </draw:image>
        </draw:frame>
        <presentation:notes draw:style-name="dp2">
          <draw:page-thumbnail draw:name="Google Shape;148;g1363c22a638_0_29:notes" draw:style-name="gr1" draw:layer="layout" svg:width="12.7cm" svg:height="9.524cm" svg:x="3.176cm" svg:y="1.905cm" draw:page-number="17" presentation:class="page"/>
          <draw:frame draw:name="Google Shape;149;g1363c22a638_0_29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ECTION_5f_HEADER">
        <draw:frame draw:name="Google Shape;157;p31" draw:style-name="gr2" draw:text-style-name="P10" draw:layer="layout" svg:width="26.244cm" svg:height="18.202cm" svg:x="3.811cm" svg:y="0.423cm">
          <draw:image xlink:href="Pictures/100002010000047300000316E8E5A06192AE680B.png" xlink:type="simple" xlink:show="embed" xlink:actuate="onLoad">
            <text:p/>
          </draw:image>
        </draw:frame>
        <presentation:notes draw:style-name="dp2">
          <draw:page-thumbnail draw:name="Google Shape;154;g1363c22a638_0_35:notes" draw:style-name="gr1" draw:layer="layout" svg:width="12.7cm" svg:height="9.524cm" svg:x="3.176cm" svg:y="1.905cm" draw:page-number="18" presentation:class="page"/>
          <draw:frame draw:name="Google Shape;155;g1363c22a638_0_3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ECTION_5f_HEADER">
        <draw:frame draw:name="Google Shape;162;p32" draw:style-name="gr2" draw:text-style-name="P10" draw:layer="layout" svg:width="33.019cm" svg:height="17.747cm" svg:x="0.423cm" svg:y="0.423cm">
          <draw:image xlink:href="Pictures/10000201000006400000035C87CB2AF1C8A7A71D.png" xlink:type="simple" xlink:show="embed" xlink:actuate="onLoad">
            <text:p/>
          </draw:image>
        </draw:frame>
        <presentation:notes draw:style-name="dp2">
          <draw:page-thumbnail draw:name="Google Shape;159;g1363c22a638_0_41:notes" draw:style-name="gr1" draw:layer="layout" svg:width="12.7cm" svg:height="9.524cm" svg:x="3.176cm" svg:y="1.905cm" draw:page-number="19" presentation:class="page"/>
          <draw:frame draw:name="Google Shape;160;g1363c22a638_0_41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ECTION_5f_HEADER">
        <draw:frame draw:name="Google Shape;167;p33" draw:style-name="gr2" draw:text-style-name="P10" draw:layer="layout" svg:width="33.019cm" svg:height="17.747cm" svg:x="0.423cm" svg:y="0.423cm">
          <draw:image xlink:href="Pictures/10000201000006400000035C344AEFFC8121EAFA.png" xlink:type="simple" xlink:show="embed" xlink:actuate="onLoad">
            <text:p/>
          </draw:image>
        </draw:frame>
        <presentation:notes draw:style-name="dp2">
          <draw:page-thumbnail draw:name="Google Shape;164;g1363c22a638_0_46:notes" draw:style-name="gr1" draw:layer="layout" svg:width="12.7cm" svg:height="9.524cm" svg:x="3.176cm" svg:y="1.905cm" draw:page-number="20" presentation:class="page"/>
          <draw:frame draw:name="Google Shape;165;g1363c22a638_0_46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ECTION_5f_HEADER">
        <draw:frame draw:name="Google Shape;172;p34" draw:style-name="gr2" draw:text-style-name="P10" draw:layer="layout" svg:width="33.019cm" svg:height="17.747cm" svg:x="0.423cm" svg:y="0.423cm">
          <draw:image xlink:href="Pictures/10000201000006400000035C99E1F7ABEBDE2136.png" xlink:type="simple" xlink:show="embed" xlink:actuate="onLoad">
            <text:p/>
          </draw:image>
        </draw:frame>
        <presentation:notes draw:style-name="dp2">
          <draw:page-thumbnail draw:name="Google Shape;169;g1363c22a638_0_51:notes" draw:style-name="gr1" draw:layer="layout" svg:width="12.7cm" svg:height="9.524cm" svg:x="3.176cm" svg:y="1.905cm" draw:page-number="21" presentation:class="page"/>
          <draw:frame draw:name="Google Shape;170;g1363c22a638_0_51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ECTION_5f_HEADER">
        <draw:frame draw:name="Google Shape;177;p35" draw:style-name="gr2" draw:text-style-name="P10" draw:layer="layout" svg:width="33.019cm" svg:height="17.747cm" svg:x="0.423cm" svg:y="0.423cm">
          <draw:image xlink:href="Pictures/10000201000006400000035CBFA84FC3FFA6AA5F.png" xlink:type="simple" xlink:show="embed" xlink:actuate="onLoad">
            <text:p/>
          </draw:image>
        </draw:frame>
        <presentation:notes draw:style-name="dp2">
          <draw:page-thumbnail draw:name="Google Shape;174;g1363c22a638_0_56:notes" draw:style-name="gr1" draw:layer="layout" svg:width="12.7cm" svg:height="9.524cm" svg:x="3.176cm" svg:y="1.905cm" draw:page-number="22" presentation:class="page"/>
          <draw:frame draw:name="Google Shape;175;g1363c22a638_0_56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SECTION_5f_HEADER">
        <draw:frame draw:name="Google Shape;182;p36" draw:style-name="gr2" draw:text-style-name="P10" draw:layer="layout" svg:width="33.866cm" svg:height="18.202cm" svg:x="0cm" svg:y="0.423cm">
          <draw:image xlink:href="Pictures/10000201000006400000035CD877AA3717BDA48D.png" xlink:type="simple" xlink:show="embed" xlink:actuate="onLoad">
            <text:p/>
          </draw:image>
        </draw:frame>
        <presentation:notes draw:style-name="dp2">
          <draw:page-thumbnail draw:name="Google Shape;179;g1363c22a638_0_66:notes" draw:style-name="gr1" draw:layer="layout" svg:width="12.7cm" svg:height="9.524cm" svg:x="3.176cm" svg:y="1.905cm" draw:page-number="23" presentation:class="page"/>
          <draw:frame draw:name="Google Shape;180;g1363c22a638_0_6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e" draw:style-name="dp3" draw:master-page-name="SECTION_5f_HEADER">
        <draw:frame draw:name="Google Shape;187;p37" presentation:style-name="pr15" draw:text-style-name="P7" draw:layer="layout" svg:width="31.557cm" svg:height="3.117cm" svg:x="1.154cm" svg:y="7.966cm" presentation:class="title" presentation:user-transformed="true">
          <draw:text-box>
            <text:p text:style-name="P8"><text:span text:style-name="T10">Ende</text:span></text:p>
          </draw:text-box>
        </draw:frame>
        <presentation:notes draw:style-name="dp2">
          <draw:page-thumbnail draw:name="Google Shape;184;g106cbccd743_0_32:notes" draw:style-name="gr1" draw:layer="layout" svg:width="12.7cm" svg:height="9.524cm" svg:x="3.176cm" svg:y="1.905cm" draw:page-number="24" presentation:class="page"/>
          <draw:frame draw:name="Google Shape;185;g106cbccd743_0_32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Mpr1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Mpr2" style:family="presentation" style:parent-style-name="SECTION_5f_TITLE_5f_AND_5f_DESCRIP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Mpr8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339cm" fo:padding-bottom="0.339cm" fo:padding-left="0.339cm" fo:padding-right="0.339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5" draw:layer="backgroundobjects" svg:width="16.932cm" svg:height="19.049cm" svg:x="16.93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4.982cm" svg:height="5.489cm" svg:x="0.983cm" svg:y="4.567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4.21cm" svg:height="13.685cm" svg:x="18.294cm" svg:y="2.682cm" presentation:class="outline" presentation:placeholder="true" presentation:user-transformed="true">
        <draw:text-box/>
      </draw:frame>
      <draw:frame draw:name="Google Shape;40;p9" presentation:style-name="Mpr1" draw:text-style-name="MP7" draw:layer="backgroundobjects" svg:width="2.032cm" svg:height="1.457cm" svg:x="31.379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9.798cm" svg:height="11.136cm" svg:x="0.6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31.557cm" svg:height="3.117cm" svg:x="1.154cm" svg:y="7.966cm" presentation:class="title" presentation:placeholder="true" presentation:user-transformed="true">
        <draw:text-box/>
      </draw:frame>
      <draw:frame draw:name="Google Shape;15;p3" presentation:style-name="Mpr4" draw:text-style-name="MP7" draw:layer="backgroundobjects" svg:width="2.032cm" svg:height="1.457cm" svg:x="31.379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2cm" svg:height="9.524cm" svg:x="1.058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42;p10" presentation:style-name="CAPTION_5f_ONLY-outline1" draw:layer="backgroundobjects" svg:width="22.217cm" svg:height="2.24cm" svg:x="1.154cm" svg:y="15.669cm" presentation:class="outline" presentation:placeholder="true" presentation:user-transformed="true">
        <draw:text-box/>
      </draw:frame>
      <draw:frame draw:name="Google Shape;43;p10" presentation:style-name="Mpr7" draw:text-style-name="MP7" draw:layer="backgroundobjects" svg:width="2.032cm" svg:height="1.457cm" svg:x="31.379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_5f_ONLY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2cm" svg:height="9.524cm" svg:x="1.058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10" draw:text-style-name="MP7" draw:layer="backgroundobjects" svg:width="2.032cm" svg:height="1.457cm" svg:x="31.379cm" svg:y="17.27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1"/>
    <meta:generator>LibreOfficeDev/6.0.5.2$Linux_X86_64 LibreOffice_project/</meta:generator>
  </office:meta>
</office:document-meta>
</file>